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5.843cm"/>
    </style:style>
    <style:style style:name="gr2" style:family="graphic" style:parent-style-name="standard">
      <style:graphic-properties draw:textarea-horizontal-align="justify" draw:textarea-vertical-align="middle" draw:auto-grow-height="false" fo:min-height="2.11cm" fo:min-width="1.495cm"/>
    </style:style>
    <style:style style:name="gr3" style:family="graphic" style:parent-style-name="standard">
      <style:graphic-properties draw:textarea-horizontal-align="justify" draw:textarea-vertical-align="middle" draw:auto-grow-height="false" fo:min-height="1.382cm" fo:min-width="1.077cm"/>
    </style:style>
    <style:style style:name="gr4" style:family="graphic" style:parent-style-name="standard">
      <style:graphic-properties draw:textarea-horizontal-align="justify" draw:textarea-vertical-align="middle" draw:auto-grow-height="false" fo:min-height="2.11cm" fo:min-width="1.495cm"/>
    </style:style>
    <style:style style:name="gr5" style:family="graphic" style:parent-style-name="standard">
      <style:graphic-properties draw:textarea-horizontal-align="justify" draw:textarea-vertical-align="middle" draw:auto-grow-height="false" fo:min-height="1.519cm" fo:min-width="1.26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343cm" svg:height="2.646cm" svg:x="6.415cm" svg:y="2.682cm">
          <text:p text:style-name="P1">Roboter bewegt sich</text:p>
          <text:p text:style-name="P1">Nicht meh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94cm" svg:height="2.972cm" draw:transform="rotate (3.12745548664864) translate (10.589cm 9.2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3.153cm" svg:height="3.262cm" svg:x="2.501cm" svg:y="11.561cm">
          <text:p text:style-name="P1">Tank</text:p>
          <text:p text:style-name="P1">le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1.994cm" svg:height="2.972cm" draw:transform="rotate (3.12745548664864) translate (10.578cm 14.725cm)">
          <text:p text:style-name="P1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1" draw:layer="layout" svg:width="2.501cm" svg:height="2.501cm" svg:x="6.342cm" svg:y="19.172cm">
          <text:p text:style-name="P1">Stuck 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01cm" svg:height="2.501cm" svg:x="16.781cm" svg:y="19.136cm">
          <text:p text:style-name="P1">Stuck 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94cm" svg:height="2.972cm" draw:transform="rotate (3.12745548664864) translate (15.502cm 14.68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1" draw:layer="layout" svg:width="2.501cm" svg:height="2.501cm" svg:x="9.532cm" svg:y="19.172cm">
          <text:p text:style-name="P1">Kapu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501cm" svg:height="2.501cm" svg:x="13.229cm" svg:y="19.135cm">
          <text:p text:style-name="P1">Kapu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9:54:32.001000000</meta:creation-date>
    <dc:date>2017-11-30T21:27:25.948000000</dc:date>
    <meta:editing-duration>PT1M3S</meta:editing-duration>
    <meta:editing-cycles>1</meta:editing-cycles>
    <meta:document-statistic meta:object-count="9"/>
    <meta:generator>LibreOffice/5.2.6.2$Windows_x86 LibreOffice_project/a3100ed2409ebf1c212f5048fbe377c281438fdc</meta:generator>
  </office:meta>
</office:document-meta>
</file>